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3.2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61"/>
    <style:style style:name="ce7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A$11:.$A$14])" table:allow-empty-cell="false" table:display-list="unsorted" table:base-cell-address="Sheet1.B24">
          <table:help-message table:title="Choose the Voice Activity" table:display="false"/>
          <table:error-message table:message-type="stop" table:display="true"/>
        </table:content-validation>
        <table:content-validation table:name="val2" table:condition="of:cell-content-is-in-list([$Sheet1.$A$17:.$A$21])" table:allow-empty-cell="false" table:display-list="unsorted" table:base-cell-address="Sheet1.B25">
          <table:error-message table:message-type="stop" table:display="true"/>
        </table:content-validation>
        <table:content-validation table:name="val3" table:condition="of:cell-content-is-in-list(&quot;0.01&quot;;&quot;0.1&quot;)" table:allow-empty-cell="false" table:display-list="unsorted" table:base-cell-address="Sheet1.B26">
          <table:error-message table:message-type="stop" table:display="true"/>
        </table:content-validation>
      </table:content-validations>
      <table:table table:name="Sheet1" table:style-name="ta1">
        <table:shapes>
          <draw:frame draw:z-index="0" draw:style-name="gr1" draw:text-style-name="P1" svg:width="9.235cm" svg:height="11.441cm" svg:x="14.262cm" svg:y="7.849cm">
            <draw:object draw:notify-on-update-of-ranges="Sheet1.A30:Sheet1.A42 Sheet1.A30:Sheet1.A42 Sheet1.B30:Sheet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D1 [m]</text:p>
          </table:table-cell>
          <table:table-cell table:style-name="ce9" office:value-type="string" calcext:value-type="string">
            <text:p>D2 [m]</text:p>
          </table:table-cell>
          <table:table-cell table:style-name="ce9" office:value-type="string" calcext:value-type="string">
            <text:p>D3 [m]</text:p>
          </table:table-cell>
          <table:table-cell table:style-name="ce9" office:value-type="string" calcext:value-type="string">
            <text:p>D4 [m]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9" table:formula="of:=0.8*10^-6" office:value-type="float" office:value="0.0000008" calcext:value-type="float">
            <text:p>8E-07</text:p>
          </table:table-cell>
          <table:table-cell table:style-name="ce9" table:formula="of:=1.8*10^-6" office:value-type="float" office:value="0.0000018" calcext:value-type="float">
            <text:p>1.8E-06</text:p>
          </table:table-cell>
          <table:table-cell table:style-name="ce9" table:formula="of:=3.5*10^-6" office:value-type="float" office:value="0.0000035" calcext:value-type="float">
            <text:p>3.5E-06</text:p>
          </table:table-cell>
          <table:table-cell table:style-name="ce9" table:formula="of:=5.5*10^-6" office:value-type="float" office:value="0.0000055" calcext:value-type="float">
            <text:p>5.5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ced Counting</text:p>
          </table:table-cell>
          <table:table-cell table:style-name="ce1" office:value-type="string" calcext:value-type="string">
            <text:p>part.cm-3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spered Counting</text:p>
          </table:table-cell>
          <table:table-cell table:style-name="ce1" office:value-type="string" calcext:value-type="string">
            <text:p>part.cm-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dulated vocalization</text:p>
          </table:table-cell>
          <table:table-cell table:style-name="ce1" office:value-type="string" calcext:value-type="string">
            <text:p>part.cm-3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59" calcext:value-type="float">
            <text:p>0.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thing</text:p>
          </table:table-cell>
          <table:table-cell table:style-name="ce1" office:value-type="string" calcext:value-type="string">
            <text:p>part.cm-3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Vol1 [m3]</text:p>
          </table:table-cell>
          <table:table-cell table:style-name="ce9" office:value-type="string" calcext:value-type="string">
            <text:p>Vol2 [m3]</text:p>
          </table:table-cell>
          <table:table-cell table:style-name="ce9" office:value-type="string" calcext:value-type="string">
            <text:p>Vol3 [m3]</text:p>
          </table:table-cell>
          <table:table-cell table:style-name="ce9" office:value-type="string" calcext:value-type="string">
            <text:p>Vol4 [m3]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9" table:formula="of:=(4/3)*PI()*[.C3]^3" office:value-type="float" office:value="2.14466058485063E-018" calcext:value-type="float">
            <text:p>2.14466058485063E-18</text:p>
          </table:table-cell>
          <table:table-cell table:style-name="ce9" table:formula="of:=(4/3)*PI()*[.D3]^3" office:value-type="float" office:value="2.44290244743142E-017" calcext:value-type="float">
            <text:p>2.44290244743142E-17</text:p>
          </table:table-cell>
          <table:table-cell table:style-name="ce9" table:formula="of:=(4/3)*PI()*[.E3]^3" office:value-type="float" office:value="1.79594380030217E-016" calcext:value-type="float">
            <text:p>1.79594380030217E-16</text:p>
          </table:table-cell>
          <table:table-cell table:style-name="ce9" table:formula="of:=(4/3)*PI()*[.F3]^3" office:value-type="float" office:value="6.96909970321336E-016" calcext:value-type="float">
            <text:p>6.96909970321336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ced Counting</text:p>
          </table:table-cell>
          <table:table-cell table:style-name="ce1" office:value-type="string" calcext:value-type="string">
            <text:p>part.m-3</text:p>
          </table:table-cell>
          <table:table-cell table:style-name="ce1" table:formula="of:=[.C4]*1000000" office:value-type="float" office:value="236000" calcext:value-type="float">
            <text:p>236000</text:p>
          </table:table-cell>
          <table:table-cell table:style-name="ce1" table:formula="of:=[.D4]*1000000" office:value-type="float" office:value="68000" calcext:value-type="float">
            <text:p>68000</text:p>
          </table:table-cell>
          <table:table-cell table:style-name="ce1" table:formula="of:=[.E4]*1000000" office:value-type="float" office:value="7000" calcext:value-type="float">
            <text:p>7000</text:p>
          </table:table-cell>
          <table:table-cell table:style-name="ce1" table:formula="of:=[.F4]*1000000" office:value-type="float" office:value="11000" calcext:value-type="float">
            <text:p>11000</text:p>
          </table:table-cell>
          <table:table-cell table:style-name="ce1" table:formula="of:=SUMPRODUCT([.C$10:.F$10];[.C11:.F11])" office:value-type="float" office:value="0.0000000000110904838960243" calcext:value-type="float">
            <text:p>1.10904838960243E-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spered Counting</text:p>
          </table:table-cell>
          <table:table-cell table:style-name="ce1" office:value-type="string" calcext:value-type="string">
            <text:p>part.m-3</text:p>
          </table:table-cell>
          <table:table-cell table:style-name="ce1" table:formula="of:=[.C5]*1000000" office:value-type="float" office:value="110000" calcext:value-type="float">
            <text:p>110000</text:p>
          </table:table-cell>
          <table:table-cell table:style-name="ce1" table:formula="of:=[.D5]*1000000" office:value-type="float" office:value="14000" calcext:value-type="float">
            <text:p>14000</text:p>
          </table:table-cell>
          <table:table-cell table:style-name="ce1" table:formula="of:=[.E5]*1000000" office:value-type="float" office:value="4000" calcext:value-type="float">
            <text:p>4000</text:p>
          </table:table-cell>
          <table:table-cell table:style-name="ce1" table:formula="of:=[.F5]*1000000" office:value-type="float" office:value="2000" calcext:value-type="float">
            <text:p>2000</text:p>
          </table:table-cell>
          <table:table-cell table:style-name="ce1" table:formula="of:=SUMPRODUCT([.C$10:.F$10];[.C12:.F12])" office:value-type="float" office:value="0.00000000000269011646773751" calcext:value-type="float">
            <text:p>2.69011646773751E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dulated vocalization</text:p>
          </table:table-cell>
          <table:table-cell table:style-name="ce1" office:value-type="string" calcext:value-type="string">
            <text:p>part.m-3</text:p>
          </table:table-cell>
          <table:table-cell table:style-name="ce1" table:formula="of:=[.C6]*1000000" office:value-type="float" office:value="751000" calcext:value-type="float">
            <text:p>751000</text:p>
          </table:table-cell>
          <table:table-cell table:style-name="ce1" table:formula="of:=[.D6]*1000000" office:value-type="float" office:value="139000" calcext:value-type="float">
            <text:p>139000</text:p>
          </table:table-cell>
          <table:table-cell table:style-name="ce1" table:formula="of:=[.E6]*1000000" office:value-type="float" office:value="130000" calcext:value-type="float">
            <text:p>130000</text:p>
          </table:table-cell>
          <table:table-cell table:style-name="ce1" table:formula="of:=[.F6]*1000000" office:value-type="float" office:value="59000" calcext:value-type="float">
            <text:p>59000</text:p>
          </table:table-cell>
          <table:table-cell table:style-name="ce1" table:formula="of:=SUMPRODUCT([.C$10:.F$10];[.C13:.F13])" office:value-type="float" office:value="0.0000000000694712321540395" calcext:value-type="float">
            <text:p>6.94712321540395E-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thing</text:p>
          </table:table-cell>
          <table:table-cell table:style-name="ce1" office:value-type="string" calcext:value-type="string">
            <text:p>part.m-3</text:p>
          </table:table-cell>
          <table:table-cell table:style-name="ce1" table:formula="of:=[.C7]*1000000" office:value-type="float" office:value="84000" calcext:value-type="float">
            <text:p>84000</text:p>
          </table:table-cell>
          <table:table-cell table:style-name="ce1" table:formula="of:=[.D7]*1000000" office:value-type="float" office:value="9000" calcext:value-type="float">
            <text:p>9000</text:p>
          </table:table-cell>
          <table:table-cell table:style-name="ce1" table:formula="of:=[.E7]*1000000" office:value-type="float" office:value="3000" calcext:value-type="float">
            <text:p>3000</text:p>
          </table:table-cell>
          <table:table-cell table:style-name="ce1" table:formula="of:=[.F7]*1000000" office:value-type="float" office:value="2000" calcext:value-type="float">
            <text:p>2000</text:p>
          </table:table-cell>
          <table:table-cell table:style-name="ce1" table:formula="of:=SUMPRODUCT([.C$10:.F$10];[.C14:.F14])" office:value-type="float" office:value="0.0000000000023326157901296" calcext:value-type="float">
            <text:p>2.3326157901296E-1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8"/>
          <table:table-cell table:style-name="ce10"/>
        </table:table-row>
        <table:table-row table:style-name="ro1">
          <table:table-cell table:style-name="Default" office:value-type="string" calcext:value-type="string">
            <text:p>Inspiration Rate</text:p>
          </table:table-cell>
          <table:table-cell table:number-columns-repeated="8"/>
          <table:table-cell table:style-name="ce10"/>
        </table:table-row>
        <table:table-row table:style-name="ro1">
          <table:table-cell office:value-type="string" calcext:value-type="string">
            <text:p>Resting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7"/>
          <table:table-cell table:style-name="ce10"/>
        </table:table-row>
        <table:table-row table:style-name="ro1">
          <table:table-cell office:value-type="string" calcext:value-type="string">
            <text:p>Standing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7"/>
          <table:table-cell table:style-name="ce10"/>
        </table:table-row>
        <table:table-row table:style-name="ro1">
          <table:table-cell office:value-type="string" calcext:value-type="string">
            <text:p>Light Exercise</text:p>
          </table:table-cell>
          <table:table-cell table:style-name="ce1" office:value-type="float" office:value="1.38" calcext:value-type="float">
            <text:p>1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rate Exercise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vy Exercise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ice Activity</text:p>
          </table:table-cell>
          <table:table-cell table:style-name="ce7" table:content-validation-name="val1" office:value-type="string" calcext:value-type="string">
            <text:p>Breathing</text:p>
          </table:table-cell>
          <table:table-cell table:formula="of:=VLOOKUP([.B24];[.A11:.G14];7;0)" office:value-type="float" office:value="0.0000000000023326157901296" calcext:value-type="float">
            <text:p>2.3326157901296E-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ical Activity</text:p>
          </table:table-cell>
          <table:table-cell table:style-name="ce7" table:content-validation-name="val2" office:value-type="string" calcext:value-type="string">
            <text:p>Standing</text:p>
          </table:table-cell>
          <table:table-cell table:formula="of:=VLOOKUP([.B25];[.A17:.B21];2;0)" office:value-type="float" office:value="0.54" calcext:value-type="float">
            <text:p>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</text:p>
          </table:table-cell>
          <table:table-cell table:style-name="ce3" table:content-validation-name="val3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cv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NA [Copies.mL-1]</text:p>
          </table:table-cell>
          <table:table-cell office:value-type="string" calcext:value-type="string">
            <text:p>Erq [quanta*h-1]</text:p>
          </table:table-cell>
          <table:table-cell table:number-columns-repeated="8"/>
        </table:table-row>
        <table:table-row table:style-name="ro1">
          <table:table-cell table:style-name="ce2" office:value-type="float" office:value="1000000" calcext:value-type="float">
            <text:p>1.00E+06</text:p>
          </table:table-cell>
          <table:table-cell table:style-name="ce2" table:formula="of:=[.A30]*[.$B$26]*[.$C$25]*[.$C$24]*100000" office:value-type="float" office:value="0.0125961252666998" calcext:value-type="float">
            <text:p>1.26E-02</text:p>
          </table:table-cell>
          <table:table-cell table:number-columns-repeated="8"/>
        </table:table-row>
        <table:table-row table:style-name="ro1">
          <table:table-cell table:style-name="ce2" office:value-type="float" office:value="3000000" calcext:value-type="float">
            <text:p>3.00E+06</text:p>
          </table:table-cell>
          <table:table-cell table:style-name="ce2" table:formula="of:=[.A31]*[.$B$26]*[.$C$25]*[.$C$24]*100000" office:value-type="float" office:value="0.0377883758000995" calcext:value-type="float">
            <text:p>3.78E-02</text:p>
          </table:table-cell>
          <table:table-cell table:number-columns-repeated="8"/>
        </table:table-row>
        <table:table-row table:style-name="ro1">
          <table:table-cell table:style-name="ce2" office:value-type="float" office:value="6000000" calcext:value-type="float">
            <text:p>6.00E+06</text:p>
          </table:table-cell>
          <table:table-cell table:style-name="ce2" table:formula="of:=[.A32]*[.$B$26]*[.$C$25]*[.$C$24]*100000" office:value-type="float" office:value="0.075576751600199" calcext:value-type="float">
            <text:p>7.56E-02</text:p>
          </table:table-cell>
          <table:table-cell table:number-columns-repeated="8"/>
        </table:table-row>
        <table:table-row table:style-name="ro1">
          <table:table-cell table:style-name="ce2" office:value-type="float" office:value="10000000" calcext:value-type="float">
            <text:p>1.00E+07</text:p>
          </table:table-cell>
          <table:table-cell table:style-name="ce2" table:formula="of:=[.A33]*[.$B$26]*[.$C$25]*[.$C$24]*100000" office:value-type="float" office:value="0.125961252666998" calcext:value-type="float">
            <text:p>1.26E-01</text:p>
          </table:table-cell>
          <table:table-cell table:number-columns-repeated="8"/>
        </table:table-row>
        <table:table-row table:style-name="ro1">
          <table:table-cell table:style-name="ce2" office:value-type="float" office:value="30000000" calcext:value-type="float">
            <text:p>3.00E+07</text:p>
          </table:table-cell>
          <table:table-cell table:style-name="ce2" table:formula="of:=[.A34]*[.$B$26]*[.$C$25]*[.$C$24]*100000" office:value-type="float" office:value="0.377883758000995" calcext:value-type="float">
            <text:p>3.78E-01</text:p>
          </table:table-cell>
          <table:table-cell table:number-columns-repeated="8"/>
        </table:table-row>
        <table:table-row table:style-name="ro1">
          <table:table-cell table:style-name="ce2" office:value-type="float" office:value="60000000" calcext:value-type="float">
            <text:p>6.00E+07</text:p>
          </table:table-cell>
          <table:table-cell table:style-name="ce2" table:formula="of:=[.A35]*[.$B$26]*[.$C$25]*[.$C$24]*100000" office:value-type="float" office:value="0.75576751600199" calcext:value-type="float">
            <text:p>7.56E-01</text:p>
          </table:table-cell>
          <table:table-cell table:number-columns-repeated="8"/>
        </table:table-row>
        <table:table-row table:style-name="ro1">
          <table:table-cell table:style-name="ce2" office:value-type="float" office:value="100000000" calcext:value-type="float">
            <text:p>1.00E+08</text:p>
          </table:table-cell>
          <table:table-cell table:style-name="ce2" table:formula="of:=[.A36]*[.$B$26]*[.$C$25]*[.$C$24]*100000" office:value-type="float" office:value="1.25961252666998" calcext:value-type="float">
            <text:p>1.26E+00</text:p>
          </table:table-cell>
          <table:table-cell table:number-columns-repeated="8"/>
        </table:table-row>
        <table:table-row table:style-name="ro1">
          <table:table-cell table:style-name="ce2" office:value-type="float" office:value="300000000" calcext:value-type="float">
            <text:p>3.00E+08</text:p>
          </table:table-cell>
          <table:table-cell table:style-name="ce2" table:formula="of:=[.A37]*[.$B$26]*[.$C$25]*[.$C$24]*100000" office:value-type="float" office:value="3.77883758000995" calcext:value-type="float">
            <text:p>3.78E+00</text:p>
          </table:table-cell>
          <table:table-cell table:number-columns-repeated="8"/>
        </table:table-row>
        <table:table-row table:style-name="ro1">
          <table:table-cell table:style-name="ce2" office:value-type="float" office:value="600000000" calcext:value-type="float">
            <text:p>6.00E+08</text:p>
          </table:table-cell>
          <table:table-cell table:style-name="ce2" table:formula="of:=[.A38]*[.$B$26]*[.$C$25]*[.$C$24]*100000" office:value-type="float" office:value="7.55767516001991" calcext:value-type="float">
            <text:p>7.56E+00</text:p>
          </table:table-cell>
          <table:table-cell table:number-columns-repeated="8"/>
        </table:table-row>
        <table:table-row table:style-name="ro1">
          <table:table-cell table:style-name="ce2" office:value-type="float" office:value="1000000000" calcext:value-type="float">
            <text:p>1.00E+09</text:p>
          </table:table-cell>
          <table:table-cell table:style-name="ce2" table:formula="of:=[.A39]*[.$B$26]*[.$C$25]*[.$C$24]*100000" office:value-type="float" office:value="12.5961252666998" calcext:value-type="float">
            <text:p>1.26E+01</text:p>
          </table:table-cell>
          <table:table-cell table:number-columns-repeated="8"/>
        </table:table-row>
        <table:table-row table:style-name="ro1">
          <table:table-cell table:style-name="ce2" office:value-type="float" office:value="3000000000" calcext:value-type="float">
            <text:p>3.00E+09</text:p>
          </table:table-cell>
          <table:table-cell table:style-name="ce2" table:formula="of:=[.A40]*[.$B$26]*[.$C$25]*[.$C$24]*100000" office:value-type="float" office:value="37.7883758000995" calcext:value-type="float">
            <text:p>3.78E+01</text:p>
          </table:table-cell>
          <table:table-cell table:number-columns-repeated="8"/>
        </table:table-row>
        <table:table-row table:style-name="ro1">
          <table:table-cell table:style-name="ce2" office:value-type="float" office:value="6000000000" calcext:value-type="float">
            <text:p>6.00E+09</text:p>
          </table:table-cell>
          <table:table-cell table:style-name="ce2" table:formula="of:=[.A41]*[.$B$26]*[.$C$25]*[.$C$24]*100000" office:value-type="float" office:value="75.576751600199" calcext:value-type="float">
            <text:p>7.56E+01</text:p>
          </table:table-cell>
          <table:table-cell table:number-columns-repeated="8"/>
        </table:table-row>
        <table:table-row table:style-name="ro1">
          <table:table-cell table:style-name="ce2" office:value-type="float" office:value="10000000000" calcext:value-type="float">
            <text:p>1.00E+10</text:p>
          </table:table-cell>
          <table:table-cell table:style-name="ce2" table:formula="of:=[.A42]*[.$B$26]*[.$C$25]*[.$C$24]*100000" office:value-type="float" office:value="125.961252666998" calcext:value-type="float">
            <text:p>1.26E+0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2:32:32.173814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2:31:33.137572475</meta:creation-date>
    <dc:date>2021-03-18T13:23:48.314849327</dc:date>
    <meta:editing-duration>PT1H41M28S</meta:editing-duration>
    <meta:editing-cycles>16</meta:editing-cycles>
    <meta:generator>LibreOffice/6.4.6.2$Linux_X86_64 LibreOffice_project/40$Build-2</meta:generator>
    <meta:document-statistic meta:table-count="1" meta:cell-count="1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maximum="1000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36cm" svg:height="11.442cm" xlink:href=".." xlink:type="simple" chart:class="chart:scatter" chart:column-mapping="0" chart:style-name="ch1">
        <chart:title svg:x="2.312cm" svg:y="0.364cm" chart:style-name="ch2">
          <text:p>Quanta Emission Rate</text:p>
        </chart:title>
        <chart:plot-area chart:style-name="ch3" table:cell-range-address="Sheet1.A30:Sheet1.B42" chart:data-source-has-labels="column" svg:x="1.195cm" svg:y="1.371cm" svg:width="7.857cm" svg:height="8.862cm">
          <chartooo:coordinate-region svg:x="2.928cm" svg:y="1.571cm" svg:width="5.381cm" svg:height="8.015cm"/>
          <chart:axis chart:dimension="x" chart:name="primary-x" chart:style-name="ch4" chartooo:axis-type="auto">
            <chart:title svg:x="3.491cm" svg:y="10.461cm" chart:style-name="ch5">
              <text:p>cv [RNA copies*mL-1]</text:p>
            </chart:title>
            <chart:categories table:cell-range-address="Sheet1.A30:Sheet1.A42"/>
          </chart:axis>
          <chart:axis chart:dimension="y" chart:name="primary-y" chart:style-name="ch6">
            <chart:title svg:x="0.451cm" svg:y="8.426cm" chart:style-name="ch7">
              <text:p>Quanta Emission Rate [Quanta*h-1]</text:p>
            </chart:title>
            <chart:grid chart:style-name="ch8" chart:class="major"/>
          </chart:axis>
          <chart:series chart:style-name="ch9" chart:values-cell-range-address="Sheet1.B30:Sheet1.B42" chart:class="chart:scatter">
            <chart:domain table:cell-range-address="Sheet1.A30:Sheet1.A42"/>
            <chart:regression-curve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Sheet1.A30:Sheet1.A42</svg:desc>
                </draw:g>
              </table:table-cell>
              <table:table-cell office:value-type="float" office:value="1000000">
                <text:p>1000000</text:p>
                <draw:g>
                  <svg:desc>Sheet1.A30:Sheet1.A42</svg:desc>
                </draw:g>
              </table:table-cell>
              <table:table-cell office:value-type="float" office:value="0.0125961252666998">
                <text:p>0.0125961252666998</text:p>
                <draw:g>
                  <svg:desc>Sheet1.B30:Sheet1.B42</svg:desc>
                </draw:g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0.0377883758000995">
                <text:p>0.0377883758000995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6000000">
                <text:p>6000000</text:p>
              </table:table-cell>
              <table:table-cell office:value-type="float" office:value="0.075576751600199">
                <text:p>0.07557675160019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0.125961252666998">
                <text:p>0.12596125266699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000000">
                <text:p>30000000</text:p>
              </table:table-cell>
              <table:table-cell office:value-type="float" office:value="0.377883758000995">
                <text:p>0.377883758000995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60000000">
                <text:p>60000000</text:p>
              </table:table-cell>
              <table:table-cell office:value-type="float" office:value="0.75576751600199">
                <text:p>0.75576751600199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1.25961252666998">
                <text:p>1.25961252666998</text:p>
              </table:table-cell>
            </table:table-row>
            <table:table-row>
              <table:table-cell office:value-type="float" office:value="300000000">
                <text:p>300000000</text:p>
              </table:table-cell>
              <table:table-cell office:value-type="float" office:value="300000000">
                <text:p>300000000</text:p>
              </table:table-cell>
              <table:table-cell office:value-type="float" office:value="3.77883758000995">
                <text:p>3.77883758000995</text:p>
              </table:table-cell>
            </table:table-row>
            <table:table-row>
              <table:table-cell office:value-type="float" office:value="600000000">
                <text:p>600000000</text:p>
              </table:table-cell>
              <table:table-cell office:value-type="float" office:value="600000000">
                <text:p>600000000</text:p>
              </table:table-cell>
              <table:table-cell office:value-type="float" office:value="7.55767516001991">
                <text:p>7.55767516001991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2.5961252666998">
                <text:p>12.5961252666998</text:p>
              </table:table-cell>
            </table:table-row>
            <table:table-row>
              <table:table-cell office:value-type="float" office:value="3000000000">
                <text:p>300000000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37.7883758000995">
                <text:p>37.7883758000995</text:p>
              </table:table-cell>
            </table:table-row>
            <table:table-row>
              <table:table-cell office:value-type="float" office:value="6000000000">
                <text:p>6000000000</text:p>
              </table:table-cell>
              <table:table-cell office:value-type="float" office:value="6000000000">
                <text:p>6000000000</text:p>
              </table:table-cell>
              <table:table-cell office:value-type="float" office:value="75.576751600199">
                <text:p>75.576751600199</text:p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125.961252666998">
                <text:p>125.961252666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